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28pt" style:use-optimal-row-height="false" fo:break-before="auto"/>
    </style:style>
    <style:style style:name="ro5" style:family="table-row">
      <style:table-row-properties style:row-height="22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">
          <table:table-cell table:style-name="ce3"/>
          <table:table-cell table:style-name="ce4"/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4">
          <table:table-cell table:style-name="ce3"/>
          <table:table-cell office:value-type="string" table:style-name="ce6">
            <text:p>You are to fill-in with where located in code</text:p>
          </table:table-cell>
          <table:table-cell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number-rows-repeated="2" table:style-name="ro1">
          <table:table-cell table:style-name="ce3"/>
          <table:table-cell table:number-columns-repeated="2" table:style-name="ce5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5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Where Line #''s</text:p>
          </table:table-cell>
          <table:table-cell office:value-type="string" table:style-name="ce7">
            <text:p>Pts</text:p>
          </table:table-cell>
          <table:table-cell office:value-type="string" table:style-name="ce7">
            <text:p>Notes</text:p>
          </table:table-cell>
          <table:table-cell table:number-columns-repeated="16377" table:style-name="ce5"/>
        </table:table-row>
        <table:table-row table:style-name="ro5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90" table:style-name="ce9">
            <text:p>9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float" office:value="10" table:style-name="ce9">
            <text:p>1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float" office:value="30" table:style-name="ce9">
            <text:p>30</text:p>
          </table:table-cell>
          <table:table-cell table:style-name="ce8"/>
          <table:table-cell office:value-type="string" table:style-name="ce9">
            <text:p>No variables in global area, failed project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float" office:value="31" table:style-name="ce9">
            <text:p>31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40" table:style-name="ce9">
            <text:p>40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32" table:style-name="ce9">
            <text:p>3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49" table:style-name="ce9">
            <text:p>49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float" office:value="45" table:style-name="ce9">
            <text:p>45</text:p>
          </table:table-cell>
          <table:table-cell office:value-type="float" office:value="3" table:style-name="ce8">
            <text:p>3</text:p>
          </table:table-cell>
          <table:table-cell office:value-type="string" table:style-name="ce9">
            <text:p>Using doubles will fail the project, floats OK!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float" office:value="30" table:style-name="ce9">
            <text:p>3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office:value-type="string" table:style-name="ce9">
            <text:p>no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9">
            <text:p>yes</text:p>
          </table:table-cell>
          <table:table-cell table:style-name="ce8"/>
          <table:table-cell office:value-type="string" table:style-name="ce9">
            <text:p>All variables &lt;= 7 characters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office:value-type="string" table:style-name="ce9">
            <text:p>yes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float" office:value="305" table:style-name="ce9">
            <text:p>30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yes</text:p>
          </table:table-cell>
          <table:table-cell office:value-type="float" office:value="5" table:style-name="ce8">
            <text:p>5</text:p>
          </table:table-cell>
          <table:table-cell office:value-type="string" table:style-name="ce9">
            <text:p>Model as pseudo code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float" office:value="20" table:style-name="ce9">
            <text:p>20</text:p>
          </table:table-cell>
          <table:table-cell table:style-name="ce8"/>
          <table:table-cell office:value-type="string" table:style-name="ce9">
            <text:p>All Local, only Conversions/Physics/Math in Global area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office:value-type="string" table:style-name="ce9">
            <text:p>yes</text:p>
          </table:table-cell>
          <table:table-cell table:style-name="ce8"/>
          <table:table-cell office:value-type="string" table:style-name="ce9">
            <text:p>Emulate style in book/in class repositiory</text:p>
          </table:table-cell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float" office:value="100" table:style-name="ce9">
            <text:p>10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float" office:value="305" table:style-name="ce9">
            <text:p>30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office:value-type="string" table:style-name="ce9">
            <text:p>yes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office:value-type="string" table:style-name="ce9">
            <text:p>no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305" table:style-name="ce9">
            <text:p>30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office:value-type="float" office:value="55" table:style-name="ce9">
            <text:p>55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float" office:value="307" table:style-name="ce9">
            <text:p>30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82" table:style-name="ce9">
            <text:p>82</text:p>
          </table:table-cell>
          <table:table-cell office:value-type="float" office:value="3" table:style-name="ce8">
            <text:p>3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float" office:value="13" table:style-name="ce9">
            <text:p>13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All libraries included have to be used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office:value-type="string" table:style-name="ce9">
            <text:p>yes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float" office:value="80" table:style-name="ce9">
            <text:p>80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66" table:style-name="ce9">
            <text:p>66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Independent if</text:p>
          </table:table-cell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float" office:value="248" table:style-name="ce9">
            <text:p>24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float" office:value="260" table:style-name="ce9">
            <text:p>26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float" office:value="268" table:style-name="ce9">
            <text:p>268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office:value-type="float" office:value="302" table:style-name="ce9">
            <text:p>302</text:p>
          </table:table-cell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275" table:style-name="ce9">
            <text:p>275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233" table:style-name="ce9">
            <text:p>23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307" table:style-name="ce9">
            <text:p>307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81" table:style-name="ce9">
            <text:p>81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80" table:style-name="ce9">
            <text:p>8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float" office:value="249" table:style-name="ce9">
            <text:p>249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203" table:style-name="ce9">
            <text:p>203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80" table:style-name="ce9">
            <text:p>80</text:p>
          </table:table-cell>
          <table:table-cell office:value-type="float" office:value="4" table:style-name="ce8">
            <text:p>4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1">
            <text:p>65 &amp; 318</text:p>
          </table:table-cell>
          <table:table-cell office:value-type="float" office:value="8" table:style-name="ce8">
            <text:p>8</text:p>
          </table:table-cell>
          <table:table-cell table:style-name="ce9"/>
          <table:table-cell table:number-columns-repeated="16377"/>
        </table:table-row>
        <table:table-row table:style-name="ro5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office:value-type="string" table:style-name="ce9">
            <text:p>yes</text:p>
          </table:table-cell>
          <table:table-cell table:style-name="ce8"/>
          <table:table-cell office:value-type="string" table:style-name="ce9">
            <text:p>Failed Project if included</text:p>
          </table:table-cell>
          <table:table-cell table:number-columns-repeated="16377"/>
        </table:table-row>
        <table:table-row table:number-rows-repeated="2" table:style-name="ro5">
          <table:table-cell/>
          <table:table-cell table:number-columns-repeated="2"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7"/>
        </table:table-row>
        <table:table-row table:style-name="ro5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office:value-type="string" table:style-name="ce9">
            <text:p>Total</text:p>
          </table:table-cell>
          <table:table-cell office:value-type="float" office:value="100" table:formula="of:=SUM([.F9:.F55])" table:style-name="ce8">
            <text:p>100</text:p>
          </table:table-cell>
          <table:table-cell table:style-name="ce9"/>
          <table:table-cell table:number-columns-repeated="16377"/>
        </table:table-row>
        <table:table-row table:number-rows-repeated="2" table:style-name="ro5">
          <table:table-cell table:number-columns-repeated="16384"/>
        </table:table-row>
        <table:table-row table:number-rows-repeated="5" table:style-name="ro5">
          <table:table-cell/>
          <table:table-cell table:number-columns-repeated="2" table:style-name="ce2"/>
          <table:table-cell table:style-name="ce1"/>
          <table:table-cell table:style-name="ce2"/>
          <table:table-cell table:number-columns-repeated="16379" table:style-name="ce1"/>
        </table:table-row>
        <table:table-row table:number-rows-repeated="104851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111</meta:generator>
    <meta:initial-creator>RCC RCCD</meta:initial-creator>
    <dc:creator>Microsoft Office User</dc:creator>
    <meta:creation-date>2017-01-25T10:21:36Z</meta:creation-date>
    <dc:date>2022-02-03T05:44:55Z</dc:date>
    <meta:editing-cycles>12</meta:editing-cycles>
    <meta:editing-duration>PT3915S</meta:editing-duration>
  </office:meta>
</office:document-meta>
</file>